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180" officeooo:paragraph-rsid="00035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</text:p>
      <text:p text:style-name="P1"/>
      <text:p text:style-name="P1">Para esta practica hemos utilizado los encoders para saber la distancia que desplaza con las ruedas y luego mediante odometria obtenemos el valor de la distancia desplazada pro el robot y su ángulo.</text:p>
      <text:p text:style-name="P1"/>
      <text:p text:style-name="P1">Una vez tenemos estos datos , simplemente es aplicar condiciones que se vayan cumpliendo para alcanzar la m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6:47:14.901079624</meta:creation-date>
    <dc:date>2014-11-13T16:50:27.847300913</dc:date>
    <meta:editing-duration>P0D</meta:editing-duration>
    <meta:editing-cycles>1</meta:editing-cycles>
    <meta:document-statistic meta:table-count="0" meta:image-count="0" meta:object-count="0" meta:page-count="1" meta:paragraph-count="3" meta:word-count="53" meta:character-count="319" meta:non-whitespace-character-count="269"/>
    <meta:generator>LibreOffice/4.2.6.3$Linux_x86 LibreOffice_project/420m0$Build-3</meta:generator>
  </office:meta>
</office:document-meta>
</file>